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8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2" is written in pencil and circled in the top right corner of the page.]</text:p>
      <text:p text:style-name="P6"/>
      <text:p text:style-name="P7">Some remarks explanatory/</text:p>
      <text:p text:style-name="P7">of/</text:p>
      <text:p text:style-name="P7">a passage in Parashat Shophetim/</text:p>
      <text:p text:style-name="P7"/>
      <text:p text:style-name="P6">[Page 1]</text:p>
      <text:p text:style-name="P6">[Hebrew] <text:s/>"Thou shall be perfect with the Lord Thy/ God" <text:s/>This sentence, my dear Brethren! is the summing up/ of a lesson, chronicled in the Parasha of this morning. <text:s/>Moses,/ the man of God, having warned our ancestors against following/ the practices of the heathens in whose country they were about/ to be established, pointed out in two words how every Israelite/ might avoid falling into the same errors. <text:s/>He said [Hebrew]/ "Thou shalt be perfect." <text:s/>Let me make the Hebrew expression/ clear to your minds. <text:s/>Its translation in the vernacular,/ scarcely conveys its meaning. <text:s/>It is not human perfection,/--that moral excellence we should endeavour to attain in/ our walks of life--, that the prophet recommends in the/ present instance. <text:s/>He wishes rather to form a/ contrast between the religious feelings actuating the believers in/ One beneficent Lord, and those by which the worshippers[sic!]/ in a multiplicity of duties are guided. <text:s/>They who/ see in nature a number of divine powers, each distinct/ from the other, each capable of <text:span text:style-name="T3">benefi</text:span><text:span text:style-name="T2">f</text:span><text:span text:style-name="T3">ting</text:span> or injuring/ man, will easily become wedded to superstitions./ <text:s/>In order to win the favor of some of those imaginary/</text:p>
      <text:p text:style-name="P6"><text:soft-page-break/></text:p>
      <text:p text:style-name="P6">[Page 2]</text:p>
      <text:p text:style-name="P6">gods, they will commit acts at which sober reason/ revolts. <text:s/>So likewise to hold back the hand of some/ other dreaded divinity, they will yeild[sic!] thereto the tenderest/ <text:span text:style-name="T2">sentiments</text:span><text:span text:style-name="T3"> instincts implanted by nature. <text:s/>And designing/ persons will always be found to encourage an ignorance/ so mischievous in its results, because promotive of/ their own interest. <text:s/>The Bible therefore </text:span><text:span text:style-name="T2">purposely</text:span><text:span text:style-name="T3">/ given purposely to keep us sound in body and mind, and fit us/ for the discharge of the duties of life, inveighs sharply/ against any custom calculated to create a contrary effect./ <text:s/>The opposition set by the laws of Moses to the religion/ of the heathens, has no other object than to shield us/ from the evils it brings forth. <text:s/>So in the seciton/ we have read, several of the practices of the Canaanitish/ tribes, are declared an abomination to the Lord, and the/ main cause of His having driven them away form their/ land. <text:s/>The first- mentioned and the most heinous/ is that which robbed parents of </text:span><text:span text:style-name="T2">the</text:span><text:span text:style-name="T3"> innate feelings, </text:span><text:span text:style-name="T2">innate in</text:span><text:span text:style-name="T3">. </text:span><text:span text:style-name="T2">men</text:span><text:span text:style-name="T3">, and exposed their children to an untimely and/ cruel death. <text:s/>There exists an opinion, that the service/ offered to the Molack, did not necessitate the burning/ alive of innocent infants, but merely their being made/</text:span></text:p>
      <text:p text:style-name="P6"><text:span text:style-name="T3"/></text:p>
      <text:p text:style-name="P6"><text:span text:style-name="T3">[Page 3]</text:span></text:p>
      <text:p text:style-name="P6"><text:span text:style-name="T3">to leap over the flames, symbolic of </text:span><text:span text:style-name="T2">their being</text:span><text:span text:style-name="T3"> a dedication/ to the worship of that brutal idol. <text:s/>When we, however,/ compare all the sentences in Holy Writ in which reference is made/ to that species of idolatry, we must arrive at the conclusion/ that the actual consuming by fire of one's sons and/ daughters was the execrable service tendered. <text:s/>Hence the/ denunciations of the scriptures, and the fearful condemnation/ pronounced in these terms. <text:s/>"Whosoever he be of the children/ of Israel.....that giveth any of his seed unto Molack,/ he shall surely be put to death: the people of the land shall/ stone him with stones. <text:s/>And I will set my face against/ that man, and will cut him off form among his poeple;/ because he hath given of his seed unto Molock, to defile/ my sanctuary, and profane my holy name", signifying,/ that as the name of the Lord will be sanctified on earth/ only by acts of righteousness and humanity, the Hebrew/ who deadened his feelings to do what the law abhors,/ is guilty of </text:span><text:span text:style-name="T2">the severest char</text:span><text:span text:style-name="T3"> a crime, deserving the severest/ chastisement./</text:span></text:p>
      <text:p text:style-name="P6"><text:span text:style-name="T3">But not only the observances which do violence to human/ nature are declared in our Parasha hateful in the/ sight of God. <text:s/>Those sacred pages oppose with equal/</text:span></text:p>
      <text:p text:style-name="P6"><text:span text:style-name="T3"/></text:p>
      <text:p text:style-name="P6"><text:span text:style-name="T3">[Page 4]</text:span></text:p>
      <text:p text:style-name="P6"><text:span text:style-name="T3">emphasis other usages having a tendency to deliver reason/ and render intellectual beings the sport of fancied ills/ and disturbing omens. <text:s/>To consult divinations [Hebrew]/ that is, to be guided in our conduct by casualties rather/ than by a high sense of duty; by the flight of birds,/ as among the ancients, or by similar irrelevant circum-/stances rather than by righteous principles. <text:s/>To be [Hebrew] study-/-ing the time, the hour and the moment most propitious/ for the undertaking of a certain task, believing that commenced/ any earlier or later, I would be attended with unfortunate results;/ to go [Hebrew] auguring happiness or unhappiness by/ things puerile and accidental as the splitting of a mirror, or the spilling/ of some liquid. <text:s/>To </text:span><text:span text:style-name="T2">pretend</text:span><text:span text:style-name="T3"> credit a [Hebrew] following that popular infatuation,/ that the looks or words of the envious may affect us/ injuriously either in our health or in our position./ <text:s/>[Hebrew]. <text:s/>To gather various kinds </text:span><text:span text:style-name="T2">of</text:span><text:span text:style-name="T3"> among the brute creation,/ inciting them against each other, and then determine upon/ a certain plan by the character of the winning animal./ <text:s/>[Hebrew] To seek to peer into the future by inquiring/ the issue of events from spirits supposed to abide in/ </text:span></text:p>
      <text:p text:style-name="P6"><text:span text:style-name="T3"/></text:p>
      <text:p text:style-name="P6"><text:span text:style-name="T3">[Page 5]</text:span></text:p>
      <text:p text:style-name="P6"><text:span text:style-name="T3">peculiar localities, and exorcise the same by means/ of an enchanter or an enchantress [Hebrew]/ To lie among the dead, until our brains are so excited/ that an apparition is evoked, and </text:span><text:span text:style-name="T2">that which</text:span><text:span text:style-name="T3"> what has been/ wisely concealed is demanded from the departed, all these/ practices are set down by Moses as an </text:span><text:soft-page-break/><text:span text:style-name="T3">offence to the One/ God, whose laws we Israelites have vowed to obey, and/ as destructive of our welfare. <text:s/>Therefore after having/ described them as detestable, he addresses himself to every/ </text:span><text:span text:style-name="T2">Israelite</text:span><text:span text:style-name="T3"> Hebrew man, with these words. [Hebrew]/ "Thou shalt be perfect with the Lord Thy God." <text:s/>Other nations/ divide their feelings among a variety of deities, whose worship/ spreads terror, </text:span><text:span text:style-name="T2">incites</text:span><text:span text:style-name="T3"> fosters licentiousness, encourages crime. <text:s/>Then,/ shalt give thy whole hear to that pure Being, whose/ service is humanity, goodness, the furtherance of thy own/ happiness and the progress of society. <text:s/>Thou shalt be/ his own entirely, discarding from thy mind any idea con-/-flicting with His holy attributes. <text:s/>In fact, my dear/ hearers! <text:s/>Can we for an instant entertain the thought/ that He who is Omnipotent, will part with some of His/</text:span></text:p>
      <text:p text:style-name="P6"><text:span text:style-name="T3"/></text:p>
      <text:p text:style-name="P6"><text:span text:style-name="T3">[Page 6]</text:span></text:p>
      <text:p text:style-name="P6"><text:span text:style-name="T3">powers, and bestow them on</text:span><text:span text:style-name="T2">e som</text:span><text:span text:style-name="T3"> celestial and terrestrial/ beings, </text:span><text:span text:style-name="T2">in order to</text:span><text:span text:style-name="T3"> that they may do us harm without His sanction and/ approval? <text:s/>Or, can we harbor the idea that He/ who is Omniscient knows not when we are exposed/ to the </text:span><text:span text:style-name="T2">malignity</text:span><text:span text:style-name="T3"> malice of the wicked, so that we suffer thereby/ because </text:span><text:span text:style-name="T2">we</text:span><text:span text:style-name="T3"> unsolicited by His arm? <text:s/>Can it possibly be/ that the beneficent God who has designedly raised a/ thick veil between us and the events of the future, will </text:span><text:span text:style-name="T2">suffice</text:span><text:span text:style-name="T3"> permit/ so trifling an occurrence as the breaking of a glass, to foretell/ them to us? <text:s/>Where is His providence, I say, of me, His/ creatures, are buffetted[sic!] by all adverse winds, </text:span><text:span text:style-name="T2">raised by</text:span><text:span text:style-name="T3"> which blind/ fate raises around us, if we can be shafts and targets at/ our will, and He prevents it not? <text:s/>Away such subversive/ notions. <text:s/>Let us dismiss the falsities and the superstitions of/ the heathens from our mind enlightened by the Torah./ <text:s/>[Hebrew] <text:s/>"Thou shalt be perfect with the Lord Thy God"./ cues the inspired son of Amram. <text:s/>Believe that nothing/ will befall thee, </text:span><text:span text:style-name="T2">that</text:span><text:span text:style-name="T3"> which the Almighty has not decreed for some/ ultimate good. <text:s/>The Psalmist well understood this truth/ when he wrote [Hebrew] "Thy moments are in Thy hand,"/ namely, there is not an instant of my existence, during which God/ is far from me. <text:s/>And again "Cast thy burdens upon the Lord, and He/ will support thee". <text:s/>(The lecture was continued in the same strain,/ at some length, as a special lesson to a Bar Mitzva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31T13:26:10.24</meta:creation-date>
    <meta:document-statistic meta:table-count="0" meta:image-count="0" meta:object-count="0" meta:page-count="4" meta:paragraph-count="78" meta:word-count="1453" meta:character-count="8903"/>
    <dc:date>2012-05-31T14:45:25.78</dc:date>
    <dc:creator>Penn Libraries</dc:creator>
    <meta:editing-duration>PT00H15M03S</meta:editing-duration>
    <meta:editing-cycles>1</meta:editing-cycles>
    <meta:generator>OpenOffice.org/3.2$Win32 OpenOffice.org_project/320m12$Build-9483</meta:generator>
  </office:meta>
</office:document-meta>
</file>